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46.936cm">
            <draw:object draw:notify-on-update-of-ranges="Sheet1.A2:Sheet1.A101 Sheet1.B1:Sheet1.B1 Sheet1.B2:Sheet1.B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cm" svg:y="102.117cm">
            <draw:object draw:notify-on-update-of-ranges="Sheet1.A127:Sheet1.A226 Sheet1.B126:Sheet1.B126 Sheet1.B127:Sheet1.B2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R</text:p>
          </table:table-cell>
          <table:table-cell table:style-name="Default" office:value-type="string" calcext:value-type="string">
            <text:p>R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([.A2]*0.1)" office:value-type="float" office:value="10" calcext:value-type="float">
            <text:p>10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([.A3]*0.1)" office:value-type="float" office:value="5" calcext:value-type="float">
            <text:p>5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([.A4]*0.1)" office:value-type="float" office:value="3.33333333333333" calcext:value-type="float">
            <text:p>3,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([.A5]*0.1)"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([.A6]*0.1)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([.A7]*0.1)" office:value-type="float" office:value="1.66666666666667" calcext:value-type="float">
            <text:p>1,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([.A8]*0.1)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([.A9]*0.1)"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([.A10]*0.1)" office:value-type="float" office:value="1.11111111111111" calcext:value-type="float">
            <text:p>1,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([.A11]*0.1)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([.A12]*0.1)" office:value-type="float" office:value="0.909090909090909" calcext:value-type="float">
            <text:p>0,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([.A13]*0.1)" office:value-type="float" office:value="0.833333333333333" calcext:value-type="float">
            <text:p>0,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([.A14]*0.1)" office:value-type="float" office:value="0.769230769230769" calcext:value-type="float">
            <text:p>0,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([.A15]*0.1)" office:value-type="float" office:value="0.714285714285714" calcext:value-type="float">
            <text:p>0,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([.A16]*0.1)" office:value-type="float" office:value="0.666666666666667" calcext:value-type="float">
            <text:p>0,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([.A17]*0.1)" office:value-type="float" office:value="0.625" calcext:value-type="float">
            <text:p>0,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/([.A18]*0.1)" office:value-type="float" office:value="0.588235294117647" calcext:value-type="float">
            <text:p>0,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/([.A19]*0.1)" office:value-type="float" office:value="0.555555555555556" calcext:value-type="float">
            <text:p>0,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/([.A20]*0.1)" office:value-type="float" office:value="0.526315789473684" calcext:value-type="float">
            <text:p>0,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([.A21]*0.1)" office:value-type="float" office:value="0.5" calcext:value-type="float">
            <text:p>0,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/([.A22]*0.1)" office:value-type="float" office:value="0.476190476190476" calcext:value-type="float">
            <text:p>0,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/([.A23]*0.1)" office:value-type="float" office:value="0.454545454545455" calcext:value-type="float">
            <text:p>0,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/([.A24]*0.1)" office:value-type="float" office:value="0.434782608695652" calcext:value-type="float">
            <text:p>0,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/([.A25]*0.1)" office:value-type="float" office:value="0.416666666666667" calcext:value-type="float">
            <text:p>0,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/([.A26]*0.1)"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/([.A27]*0.1)" office:value-type="float" office:value="0.384615384615385" calcext:value-type="float">
            <text:p>0,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/([.A28]*0.1)" office:value-type="float" office:value="0.37037037037037" calcext:value-type="float">
            <text:p>0,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/([.A29]*0.1)" office:value-type="float" office:value="0.357142857142857" calcext:value-type="float">
            <text:p>0,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/([.A30]*0.1)" office:value-type="float" office:value="0.344827586206896" calcext:value-type="float">
            <text:p>0,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([.A31]*0.1)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/([.A32]*0.1)" office:value-type="float" office:value="0.32258064516129" calcext:value-type="float">
            <text:p>0,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/([.A33]*0.1)" office:value-type="float" office:value="0.3125" calcext:value-type="float">
            <text:p>0,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/([.A34]*0.1)" office:value-type="float" office:value="0.303030303030303" calcext:value-type="float">
            <text:p>0,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/([.A35]*0.1)" office:value-type="float" office:value="0.294117647058823" calcext:value-type="float">
            <text:p>0,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/([.A36]*0.1)" office:value-type="float" office:value="0.285714285714286" calcext:value-type="float">
            <text:p>0,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/([.A37]*0.1)" office:value-type="float" office:value="0.277777777777778" calcext:value-type="float">
            <text:p>0,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/([.A38]*0.1)" office:value-type="float" office:value="0.27027027027027" calcext:value-type="float">
            <text:p>0,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/([.A39]*0.1)" office:value-type="float" office:value="0.263157894736842" calcext:value-type="float">
            <text:p>0,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/([.A40]*0.1)" office:value-type="float" office:value="0.256410256410256" calcext:value-type="float">
            <text:p>0,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([.A41]*0.1)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/([.A42]*0.1)" office:value-type="float" office:value="0.24390243902439" calcext:value-type="float">
            <text:p>0,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/([.A43]*0.1)" office:value-type="float" office:value="0.238095238095238" calcext:value-type="float">
            <text:p>0,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/([.A44]*0.1)" office:value-type="float" office:value="0.232558139534884" calcext:value-type="float">
            <text:p>0,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/([.A45]*0.1)" office:value-type="float" office:value="0.227272727272727" calcext:value-type="float">
            <text:p>0,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/([.A46]*0.1)" office:value-type="float" office:value="0.222222222222222" calcext:value-type="float">
            <text:p>0,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/([.A47]*0.1)" office:value-type="float" office:value="0.217391304347826" calcext:value-type="float">
            <text:p>0,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/([.A48]*0.1)" office:value-type="float" office:value="0.212765957446808" calcext:value-type="float">
            <text:p>0,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/([.A49]*0.1)" office:value-type="float" office:value="0.208333333333333" calcext:value-type="float">
            <text:p>0,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/([.A50]*0.1)" office:value-type="float" office:value="0.204081632653061" calcext:value-type="float">
            <text:p>0,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([.A51]*0.1)" office:value-type="float" office:value="0.2" calcext:value-type="float">
            <text:p>0,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/([.A52]*0.1)" office:value-type="float" office:value="0.196078431372549" calcext:value-type="float">
            <text:p>0,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/([.A53]*0.1)" office:value-type="float" office:value="0.192307692307692" calcext:value-type="float">
            <text:p>0,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/([.A54]*0.1)" office:value-type="float" office:value="0.188679245283019" calcext:value-type="float">
            <text:p>0,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/([.A55]*0.1)" office:value-type="float" office:value="0.185185185185185" calcext:value-type="float">
            <text:p>0,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/([.A56]*0.1)" office:value-type="float" office:value="0.181818181818182" calcext:value-type="float">
            <text:p>0,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/([.A57]*0.1)" office:value-type="float" office:value="0.178571428571429" calcext:value-type="float">
            <text:p>0,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/([.A58]*0.1)" office:value-type="float" office:value="0.175438596491228" calcext:value-type="float">
            <text:p>0,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/([.A59]*0.1)" office:value-type="float" office:value="0.172413793103448" calcext:value-type="float">
            <text:p>0,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/([.A60]*0.1)" office:value-type="float" office:value="0.169491525423729" calcext:value-type="float">
            <text:p>0,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([.A61]*0.1)" office:value-type="float" office:value="0.166666666666667" calcext:value-type="float">
            <text:p>0,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/([.A62]*0.1)" office:value-type="float" office:value="0.163934426229508" calcext:value-type="float">
            <text:p>0,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/([.A63]*0.1)" office:value-type="float" office:value="0.161290322580645" calcext:value-type="float">
            <text:p>0,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/([.A64]*0.1)" office:value-type="float" office:value="0.158730158730159" calcext:value-type="float">
            <text:p>0,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/([.A65]*0.1)" office:value-type="float" office:value="0.15625" calcext:value-type="float">
            <text:p>0,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/([.A66]*0.1)" office:value-type="float" office:value="0.153846153846154" calcext:value-type="float">
            <text:p>0,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/([.A67]*0.1)" office:value-type="float" office:value="0.151515151515152" calcext:value-type="float">
            <text:p>0,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/([.A68]*0.1)" office:value-type="float" office:value="0.149253731343284" calcext:value-type="float">
            <text:p>0,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/([.A69]*0.1)" office:value-type="float" office:value="0.147058823529412" calcext:value-type="float">
            <text:p>0,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/([.A70]*0.1)" office:value-type="float" office:value="0.144927536231884" calcext:value-type="float">
            <text:p>0,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/([.A71]*0.1)" office:value-type="float" office:value="0.142857142857143" calcext:value-type="float">
            <text:p>0,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/([.A72]*0.1)" office:value-type="float" office:value="0.140845070422535" calcext:value-type="float">
            <text:p>0,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/([.A73]*0.1)" office:value-type="float" office:value="0.138888888888889" calcext:value-type="float">
            <text:p>0,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/([.A74]*0.1)" office:value-type="float" office:value="0.136986301369863" calcext:value-type="float">
            <text:p>0,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/([.A75]*0.1)" office:value-type="float" office:value="0.135135135135135" calcext:value-type="float">
            <text:p>0,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/([.A76]*0.1)" office:value-type="float" office:value="0.133333333333333" calcext:value-type="float">
            <text:p>0,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/([.A77]*0.1)" office:value-type="float" office:value="0.131578947368421" calcext:value-type="float">
            <text:p>0,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/([.A78]*0.1)" office:value-type="float" office:value="0.12987012987013" calcext:value-type="float">
            <text:p>0,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/([.A79]*0.1)" office:value-type="float" office:value="0.128205128205128" calcext:value-type="float">
            <text:p>0,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/([.A80]*0.1)" office:value-type="float" office:value="0.126582278481013" calcext:value-type="float">
            <text:p>0,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/([.A81]*0.1)" office:value-type="float" office:value="0.125" calcext:value-type="float">
            <text:p>0,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/([.A82]*0.1)" office:value-type="float" office:value="0.123456790123457" calcext:value-type="float">
            <text:p>0,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/([.A83]*0.1)" office:value-type="float" office:value="0.121951219512195" calcext:value-type="float">
            <text:p>0,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/([.A84]*0.1)" office:value-type="float" office:value="0.120481927710843" calcext:value-type="float">
            <text:p>0,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/([.A85]*0.1)" office:value-type="float" office:value="0.119047619047619" calcext:value-type="float">
            <text:p>0,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/([.A86]*0.1)" office:value-type="float" office:value="0.117647058823529" calcext:value-type="float">
            <text:p>0,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/([.A87]*0.1)" office:value-type="float" office:value="0.116279069767442" calcext:value-type="float">
            <text:p>0,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/([.A88]*0.1)" office:value-type="float" office:value="0.114942528735632" calcext:value-type="float">
            <text:p>0,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/([.A89]*0.1)" office:value-type="float" office:value="0.113636363636364" calcext:value-type="float">
            <text:p>0,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/([.A90]*0.1)" office:value-type="float" office:value="0.112359550561798" calcext:value-type="float">
            <text:p>0,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/([.A91]*0.1)" office:value-type="float" office:value="0.111111111111111" calcext:value-type="float">
            <text:p>0,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/([.A92]*0.1)" office:value-type="float" office:value="0.10989010989011" calcext:value-type="float">
            <text:p>0,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/([.A93]*0.1)" office:value-type="float" office:value="0.108695652173913" calcext:value-type="float">
            <text:p>0,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/([.A94]*0.1)" office:value-type="float" office:value="0.10752688172043" calcext:value-type="float">
            <text:p>0,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/([.A95]*0.1)" office:value-type="float" office:value="0.106382978723404" calcext:value-type="float">
            <text:p>0,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/([.A96]*0.1)" office:value-type="float" office:value="0.105263157894737" calcext:value-type="float">
            <text:p>0,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/([.A97]*0.1)" office:value-type="float" office:value="0.104166666666667" calcext:value-type="float">
            <text:p>0,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/([.A98]*0.1)" office:value-type="float" office:value="0.103092783505155" calcext:value-type="float">
            <text:p>0,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/([.A99]*0.1)" office:value-type="float" office:value="0.102040816326531" calcext:value-type="float">
            <text:p>0,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/([.A100]*0.1)" office:value-type="float" office:value="0.101010101010101" calcext:value-type="float">
            <text:p>0,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([.A101]*0.1)" office:value-type="float" office:value="0.1" calcext:value-type="float">
            <text:p>0,10</text:p>
          </table:table-cell>
        </table:table-row>
        <table:table-row table:style-name="ro1" table:number-rows-repeated="24">
          <table:table-cell/>
          <table:table-cell table:style-name="Default"/>
        </table:table-row>
        <table:table-row table:style-name="ro1">
          <table:table-cell office:value-type="string" calcext:value-type="string">
            <text:p>NR</text:p>
          </table:table-cell>
          <table:table-cell table:style-name="Default" office:value-type="string" calcext:value-type="string">
            <text:p>G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7]*0.1" office:value-type="float" office:value="0.1" calcext:value-type="float">
            <text:p>0,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8]*0.1" office:value-type="float" office:value="0.2" calcext:value-type="float">
            <text:p>0,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29]*0.1" office:value-type="float" office:value="0.3" calcext:value-type="float">
            <text:p>0,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30]*0.1"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31]*0.1" office:value-type="float" office:value="0.5" calcext:value-type="float">
            <text:p>0,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32]*0.1" office:value-type="float" office:value="0.6" calcext:value-type="float">
            <text:p>0,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33]*0.1" office:value-type="float" office:value="0.7" calcext:value-type="float">
            <text:p>0,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34]*0.1" office:value-type="float" office:value="0.8" calcext:value-type="float">
            <text:p>0,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5]*0.1" office:value-type="float" office:value="0.9" calcext:value-type="float">
            <text:p>0,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6]*0.1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7]*0.1" office:value-type="float" office:value="1.1" calcext:value-type="float">
            <text:p>1,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8]*0.1" office:value-type="float" office:value="1.2" calcext:value-type="float">
            <text:p>1,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9]*0.1" office:value-type="float" office:value="1.3" calcext:value-type="float">
            <text:p>1,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40]*0.1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1]*0.1" office:value-type="float" office:value="1.5" calcext:value-type="float">
            <text:p>1,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2]*0.1" office:value-type="float" office:value="1.6" calcext:value-type="float">
            <text:p>1,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43]*0.1" office:value-type="float" office:value="1.7" calcext:value-type="float">
            <text:p>1,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44]*0.1" office:value-type="float" office:value="1.8" calcext:value-type="float">
            <text:p>1,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5]*0.1" office:value-type="float" office:value="1.9" calcext:value-type="float">
            <text:p>1,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6]*0.1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47]*0.1" office:value-type="float" office:value="2.1" calcext:value-type="float">
            <text:p>2,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48]*0.1" office:value-type="float" office:value="2.2" calcext:value-type="float">
            <text:p>2,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49]*0.1" office:value-type="float" office:value="2.3" calcext:value-type="float">
            <text:p>2,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50]*0.1" office:value-type="float" office:value="2.4" calcext:value-type="float">
            <text:p>2,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51]*0.1"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152]*0.1" office:value-type="float" office:value="2.6" calcext:value-type="float">
            <text:p>2,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153]*0.1" office:value-type="float" office:value="2.7" calcext:value-type="float">
            <text:p>2,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154]*0.1" office:value-type="float" office:value="2.8" calcext:value-type="float">
            <text:p>2,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155]*0.1" office:value-type="float" office:value="2.9" calcext:value-type="float">
            <text:p>2,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56]*0.1" office:value-type="float" office:value="3" calcext:value-type="float">
            <text:p>3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157]*0.1" office:value-type="float" office:value="3.1" calcext:value-type="float">
            <text:p>3,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58]*0.1" office:value-type="float" office:value="3.2" calcext:value-type="float">
            <text:p>3,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159]*0.1" office:value-type="float" office:value="3.3" calcext:value-type="float">
            <text:p>3,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160]*0.1" office:value-type="float" office:value="3.4" calcext:value-type="float">
            <text:p>3,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161]*0.1" office:value-type="float" office:value="3.5" calcext:value-type="float">
            <text:p>3,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162]*0.1" office:value-type="float" office:value="3.6" calcext:value-type="float">
            <text:p>3,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163]*0.1" office:value-type="float" office:value="3.7" calcext:value-type="float">
            <text:p>3,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164]*0.1" office:value-type="float" office:value="3.8" calcext:value-type="float">
            <text:p>3,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165]*0.1" office:value-type="float" office:value="3.9" calcext:value-type="float">
            <text:p>3,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66]*0.1" office:value-type="float" office:value="4" calcext:value-type="float">
            <text:p>4,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167]*0.1" office:value-type="float" office:value="4.1" calcext:value-type="float">
            <text:p>4,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168]*0.1" office:value-type="float" office:value="4.2" calcext:value-type="float">
            <text:p>4,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169]*0.1" office:value-type="float" office:value="4.3" calcext:value-type="float">
            <text:p>4,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170]*0.1" office:value-type="float" office:value="4.4" calcext:value-type="float">
            <text:p>4,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171]*0.1" office:value-type="float" office:value="4.5" calcext:value-type="float">
            <text:p>4,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172]*0.1" office:value-type="float" office:value="4.6" calcext:value-type="float">
            <text:p>4,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173]*0.1" office:value-type="float" office:value="4.7" calcext:value-type="float">
            <text:p>4,7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174]*0.1" office:value-type="float" office:value="4.8" calcext:value-type="float">
            <text:p>4,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175]*0.1" office:value-type="float" office:value="4.9" calcext:value-type="float">
            <text:p>4,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76]*0.1" office:value-type="float" office:value="5" calcext:value-type="float">
            <text:p>5,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177]*0.1" office:value-type="float" office:value="5.1" calcext:value-type="float">
            <text:p>5,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178]*0.1" office:value-type="float" office:value="5.2" calcext:value-type="float">
            <text:p>5,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179]*0.1" office:value-type="float" office:value="5.3" calcext:value-type="float">
            <text:p>5,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180]*0.1" office:value-type="float" office:value="5.4" calcext:value-type="float">
            <text:p>5,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181]*0.1" office:value-type="float" office:value="5.5" calcext:value-type="float">
            <text:p>5,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182]*0.1" office:value-type="float" office:value="5.6" calcext:value-type="float">
            <text:p>5,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183]*0.1" office:value-type="float" office:value="5.7" calcext:value-type="float">
            <text:p>5,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184]*0.1" office:value-type="float" office:value="5.8" calcext:value-type="float">
            <text:p>5,8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185]*0.1" office:value-type="float" office:value="5.9" calcext:value-type="float">
            <text:p>5,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186]*0.1" office:value-type="float" office:value="6" calcext:value-type="float">
            <text:p>6,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187]*0.1" office:value-type="float" office:value="6.1" calcext:value-type="float">
            <text:p>6,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188]*0.1" office:value-type="float" office:value="6.2" calcext:value-type="float">
            <text:p>6,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189]*0.1" office:value-type="float" office:value="6.3" calcext:value-type="float">
            <text:p>6,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190]*0.1" office:value-type="float" office:value="6.4" calcext:value-type="float">
            <text:p>6,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191]*0.1" office:value-type="float" office:value="6.5" calcext:value-type="float">
            <text:p>6,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192]*0.1" office:value-type="float" office:value="6.6" calcext:value-type="float">
            <text:p>6,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193]*0.1" office:value-type="float" office:value="6.7" calcext:value-type="float">
            <text:p>6,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194]*0.1" office:value-type="float" office:value="6.8" calcext:value-type="float">
            <text:p>6,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195]*0.1" office:value-type="float" office:value="6.9" calcext:value-type="float">
            <text:p>6,9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196]*0.1" office:value-type="float" office:value="7" calcext:value-type="float">
            <text:p>7,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197]*0.1" office:value-type="float" office:value="7.1" calcext:value-type="float">
            <text:p>7,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198]*0.1" office:value-type="float" office:value="7.2" calcext:value-type="float">
            <text:p>7,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199]*0.1" office:value-type="float" office:value="7.3" calcext:value-type="float">
            <text:p>7,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200]*0.1" office:value-type="float" office:value="7.4" calcext:value-type="float">
            <text:p>7,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201]*0.1" office:value-type="float" office:value="7.5" calcext:value-type="float">
            <text:p>7,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202]*0.1" office:value-type="float" office:value="7.6" calcext:value-type="float">
            <text:p>7,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203]*0.1" office:value-type="float" office:value="7.7" calcext:value-type="float">
            <text:p>7,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204]*0.1" office:value-type="float" office:value="7.8" calcext:value-type="float">
            <text:p>7,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205]*0.1" office:value-type="float" office:value="7.9" calcext:value-type="float">
            <text:p>7,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206]*0.1" office:value-type="float" office:value="8" calcext:value-type="float">
            <text:p>8,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207]*0.1" office:value-type="float" office:value="8.1" calcext:value-type="float">
            <text:p>8,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208]*0.1" office:value-type="float" office:value="8.2" calcext:value-type="float">
            <text:p>8,2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209]*0.1" office:value-type="float" office:value="8.3" calcext:value-type="float">
            <text:p>8,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210]*0.1" office:value-type="float" office:value="8.4" calcext:value-type="float">
            <text:p>8,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211]*0.1" office:value-type="float" office:value="8.5" calcext:value-type="float">
            <text:p>8,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212]*0.1" office:value-type="float" office:value="8.6" calcext:value-type="float">
            <text:p>8,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213]*0.1" office:value-type="float" office:value="8.7" calcext:value-type="float">
            <text:p>8,7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214]*0.1" office:value-type="float" office:value="8.8" calcext:value-type="float">
            <text:p>8,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215]*0.1" office:value-type="float" office:value="8.9" calcext:value-type="float">
            <text:p>8,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216]*0.1" office:value-type="float" office:value="9" calcext:value-type="float">
            <text:p>9,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217]*0.1" office:value-type="float" office:value="9.1" calcext:value-type="float">
            <text:p>9,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218]*0.1" office:value-type="float" office:value="9.2" calcext:value-type="float">
            <text:p>9,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219]*0.1" office:value-type="float" office:value="9.3" calcext:value-type="float">
            <text:p>9,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220]*0.1" office:value-type="float" office:value="9.4" calcext:value-type="float">
            <text:p>9,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221]*0.1" office:value-type="float" office:value="9.5" calcext:value-type="float">
            <text:p>9,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222]*0.1" office:value-type="float" office:value="9.6" calcext:value-type="float">
            <text:p>9,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223]*0.1" office:value-type="float" office:value="9.7" calcext:value-type="float">
            <text:p>9,7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224]*0.1" office:value-type="float" office:value="9.8" calcext:value-type="float">
            <text:p>9,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225]*0.1" office:value-type="float" office:value="9.9" calcext:value-type="float">
            <text:p>9,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26]*0.1" office:value-type="float" office:value="10" calcext:value-type="float">
            <text:p>1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30">00/00/0000</text:date>, <text:time style:data-style-name="N2" text:time-value="09:20:18.378768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30T07:27:13.455865865</meta:creation-date>
    <dc:date>2023-09-30T09:22:51.128061356</dc:date>
    <meta:editing-duration>PT9M44S</meta:editing-duration>
    <meta:editing-cycles>3</meta:editing-cycles>
    <meta:generator>LibreOffice/4.2.8.2$Linux_x86 LibreOffice_project/420m0$Build-2</meta:generator>
    <meta:document-statistic meta:table-count="1" meta:cell-count="4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74cm" svg:y="0.316cm" chart:style-name="ch2">
          <text:p>R Total función de NR</text:p>
        </chart:title>
        <chart:legend chart:legend-position="end" svg:x="13.73cm" svg:y="4.201cm" style:legend-expansion="high" chart:style-name="ch3"/>
        <chart:plot-area chart:style-name="ch4" table:cell-range-address="Sheet1.A1:Sheet1.B101" chart:data-source-has-labels="both" svg:x="1.331cm" svg:y="1.301cm" svg:width="12.079cm" svg:height="6.538cm">
          <chartooo:coordinate-region svg:x="1.952cm" svg:y="1.5cm" svg:width="11.458cm" svg:height="5.547cm"/>
          <chart:axis chart:dimension="x" chart:name="primary-x" chart:style-name="ch5" chartooo:axis-type="auto">
            <chartooo:date-scale/>
            <chart:title svg:x="5.566cm" svg:y="8.019cm" chart:style-name="ch6">
              <text:p>Núimero de resistencias</text:p>
            </chart:title>
            <chart:categories table:cell-range-address="Sheet1.A2:Sheet1.A101"/>
          </chart:axis>
          <chart:axis chart:dimension="y" chart:name="primary-y" chart:style-name="ch5">
            <chart:title svg:x="0.451cm" svg:y="5.831cm" chart:style-name="ch7">
              <text:p>Resistencia Total</text:p>
            </chart:title>
            <chart:grid chart:style-name="ch8" chart:class="major"/>
          </chart:axis>
          <chart:series chart:style-name="ch9" chart:values-cell-range-address="Sheet1.B2:Sheet1.B101" chart:label-cell-address="Sheet1.B1:Sheet1.B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ota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01</svg:desc>
                </draw:g>
              </table:table-cell>
              <table:table-cell office:value-type="float" office:value="10">
                <text:p>10</text:p>
                <draw:g>
                  <svg:desc>Sheet1.B2:Sheet1.B1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344827586206896">
                <text:p>0.3448275862068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303030303030303">
                <text:p>0.30303030303030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7027027027027">
                <text:p>0.2702702702702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256410256410256">
                <text:p>0.2564102564102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24390243902439">
                <text:p>0.2439024390243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232558139534884">
                <text:p>0.23255813953488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212765957446808">
                <text:p>0.21276595744680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204081632653061">
                <text:p>0.2040816326530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192307692307692">
                <text:p>0.19230769230769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188679245283019">
                <text:p>0.18867924528301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175438596491228">
                <text:p>0.17543859649122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169491525423729">
                <text:p>0.1694915254237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163934426229508">
                <text:p>0.16393442622950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158730158730159">
                <text:p>0.15873015873015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149253731343284">
                <text:p>0.14925373134328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147058823529412">
                <text:p>0.14705882352941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144927536231884">
                <text:p>0.1449275362318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140845070422535">
                <text:p>0.14084507042253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136986301369863">
                <text:p>0.13698630136986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135135135135135">
                <text:p>0.13513513513513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131578947368421">
                <text:p>0.13157894736842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12987012987013">
                <text:p>0.1298701298701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128205128205128">
                <text:p>0.12820512820512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126582278481013">
                <text:p>0.12658227848101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123456790123457">
                <text:p>0.12345679012345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120481927710843">
                <text:p>0.12048192771084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119047619047619">
                <text:p>0.11904761904761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116279069767442">
                <text:p>0.11627906976744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114942528735632">
                <text:p>0.11494252873563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112359550561798">
                <text:p>0.1123595505617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10989010989011">
                <text:p>0.1098901098901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108695652173913">
                <text:p>0.10869565217391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10752688172043">
                <text:p>0.1075268817204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103092783505155">
                <text:p>0.10309278350515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102040816326531">
                <text:p>0.10204081632653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101010101010101">
                <text:p>0.1010101010101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GT en función de NR</text:p>
        </chart:title>
        <chart:legend chart:legend-position="end" svg:x="13.598cm" svg:y="4.201cm" style:legend-expansion="high" chart:style-name="ch3"/>
        <chart:plot-area chart:style-name="ch4" table:cell-range-address="Sheet1.A126:Sheet1.B226" chart:data-source-has-labels="both" svg:x="1.331cm" svg:y="1.301cm" svg:width="11.947cm" svg:height="6.538cm">
          <chartooo:coordinate-region svg:x="2.429cm" svg:y="1.5cm" svg:width="10.849cm" svg:height="5.547cm"/>
          <chart:axis chart:dimension="x" chart:name="primary-x" chart:style-name="ch5" chartooo:axis-type="auto">
            <chartooo:date-scale/>
            <chart:title svg:x="5.54cm" svg:y="8.019cm" chart:style-name="ch6">
              <text:p>Número de resistencias</text:p>
            </chart:title>
            <chart:categories table:cell-range-address="Sheet1.A127:Sheet1.A226"/>
          </chart:axis>
          <chart:axis chart:dimension="y" chart:name="primary-y" chart:style-name="ch7">
            <chart:title svg:x="0.451cm" svg:y="6.016cm" chart:style-name="ch8">
              <text:p>Conductividad total</text:p>
            </chart:title>
            <chart:grid chart:style-name="ch9" chart:class="major"/>
          </chart:axis>
          <chart:series chart:style-name="ch10" chart:values-cell-range-address="Sheet1.B127:Sheet1.B226" chart:label-cell-address="Sheet1.B126:Sheet1.B126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 Total</text:p>
                <draw:g>
                  <svg:desc>Sheet1.B126:Sheet1.B1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27:Sheet1.A226</svg:desc>
                </draw:g>
              </table:table-cell>
              <table:table-cell office:value-type="float" office:value="0.1">
                <text:p>0.1</text:p>
                <draw:g>
                  <svg:desc>Sheet1.B127:Sheet1.B2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